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A00000259098AF75C762ED94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2cm" fo:min-width="1.9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2cm" fo:min-width="1.2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2cm" fo:min-width="1.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2cm" fo:min-width="1.6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1cm" fo:min-width="1.6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1cm" fo:min-width="1.30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2cm" fo:min-width="1.99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1cm" fo:min-width="1.48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1cm" fo:min-width="2.0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1cm" fo:min-width="2.78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1cm" fo:min-width="2.26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1cm" fo:min-width="2.827cm"/>
    </style:style>
    <style:style style:name="gr14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35cm" svg:stroke-color="#ff8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53cm" svg:stroke-color="#ff8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opacity="0%" draw:opacity="0%" draw:opacity-name="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812cm" svg:height="15.902cm" svg:x="14.288cm" svg:y="3.012cm">
          <draw:image xlink:href="Pictures/100002010000020A00000259098AF75C762ED948.png" xlink:type="simple" xlink:show="embed" xlink:actuate="onLoad" loext:mime-type="image/png">
            <text:p/>
          </draw:image>
        </draw:frame>
        <draw:frame draw:style-name="gr2" draw:text-style-name="P3" xml:id="id2" draw:id="id2" draw:layer="layout" svg:width="2.475cm" svg:height="0.812cm" svg:x="2.4cm" svg:y="6.032cm">
          <draw:text-box>
            <text:p text:style-name="P2">TZU23_1</text:p>
          </draw:text-box>
        </draw:frame>
        <draw:frame draw:style-name="gr3" draw:text-style-name="P3" xml:id="id13" draw:id="id13" draw:layer="layout" svg:width="1.712cm" svg:height="0.812cm" svg:x="4.162cm" svg:y="6.661cm">
          <draw:text-box>
            <text:p text:style-name="P2">FD13</text:p>
          </draw:text-box>
        </draw:frame>
        <draw:frame draw:style-name="gr3" draw:text-style-name="P3" xml:id="id12" draw:id="id12" draw:layer="layout" svg:width="1.712cm" svg:height="0.812cm" svg:x="4.162cm" svg:y="7.368cm">
          <draw:text-box>
            <text:p text:style-name="P2">FD14</text:p>
          </draw:text-box>
        </draw:frame>
        <draw:frame draw:style-name="gr4" draw:text-style-name="P3" xml:id="id10" draw:id="id10" draw:layer="layout" svg:width="2.06cm" svg:height="0.812cm" svg:x="4.162cm" svg:y="8.045cm">
          <draw:text-box>
            <text:p text:style-name="P2">FGH37</text:p>
          </draw:text-box>
        </draw:frame>
        <draw:frame draw:style-name="gr5" draw:text-style-name="P3" xml:id="id11" draw:id="id11" draw:layer="layout" svg:width="2.156cm" svg:height="0.812cm" svg:x="5.62cm" svg:y="8.8cm">
          <draw:text-box>
            <text:p text:style-name="P2">OK23-2</text:p>
          </draw:text-box>
        </draw:frame>
        <draw:frame draw:style-name="gr6" draw:text-style-name="P3" xml:id="id9" draw:id="id9" draw:layer="layout" svg:width="2.156cm" svg:height="0.811cm" svg:x="5.62cm" svg:y="9.508cm">
          <draw:text-box>
            <text:p text:style-name="P2">OK23-1</text:p>
          </draw:text-box>
        </draw:frame>
        <draw:frame draw:style-name="gr7" draw:text-style-name="P3" xml:id="id5" draw:id="id5" draw:layer="layout" svg:width="1.809cm" svg:height="0.811cm" svg:x="4.162cm" svg:y="10.341cm">
          <draw:text-box>
            <text:p text:style-name="P2">HADL</text:p>
          </draw:text-box>
        </draw:frame>
        <draw:frame draw:style-name="gr8" draw:text-style-name="P3" xml:id="id8" draw:id="id8" draw:layer="layout" svg:width="2.497cm" svg:height="0.812cm" svg:x="5.62cm" svg:y="11.143cm">
          <draw:text-box>
            <text:p text:style-name="P2">WOU23A</text:p>
          </draw:text-box>
        </draw:frame>
        <draw:frame draw:style-name="gr9" draw:text-style-name="P3" xml:id="id7" draw:id="id7" draw:layer="layout" svg:width="1.984cm" svg:height="0.811cm" svg:x="5.62cm" svg:y="11.773cm">
          <draw:text-box>
            <text:p text:style-name="P2">HJN22</text:p>
          </draw:text-box>
        </draw:frame>
        <draw:frame draw:style-name="gr10" draw:text-style-name="P3" xml:id="id6" draw:id="id6" draw:layer="layout" svg:width="2.56cm" svg:height="0.811cm" svg:x="5.62cm" svg:y="12.45cm">
          <draw:text-box>
            <text:p text:style-name="P2">KD4511.2</text:p>
          </draw:text-box>
        </draw:frame>
        <draw:frame draw:style-name="gr11" draw:text-style-name="P3" xml:id="id4" draw:id="id4" draw:layer="layout" svg:width="3.289cm" svg:height="0.811cm" svg:x="5.62cm" svg:y="13.157cm">
          <draw:text-box>
            <text:p text:style-name="P2">OPLOGO453</text:p>
          </draw:text-box>
        </draw:frame>
        <draw:frame draw:style-name="gr12" draw:text-style-name="P3" xml:id="id3" draw:id="id3" draw:layer="layout" svg:width="2.768cm" svg:height="0.811cm" svg:x="7.732cm" svg:y="13.96cm">
          <draw:text-box>
            <text:p text:style-name="P2">JUM66281</text:p>
          </draw:text-box>
        </draw:frame>
        <draw:frame draw:style-name="gr13" draw:text-style-name="P3" xml:id="id1" draw:id="id1" draw:layer="layout" svg:width="3.327cm" svg:height="0.811cm" svg:x="4.162cm" svg:y="14.589cm">
          <draw:text-box>
            <text:p text:style-name="P2">KD4521.7553</text:p>
          </draw:text-box>
        </draw:frame>
        <draw:connector draw:style-name="gr14" draw:text-style-name="P1" draw:layer="layout" svg:x1="4.162cm" svg:y1="14.994cm" svg:x2="3.637cm" svg:y2="6.844cm" draw:start-shape="id1" draw:start-glue-point="3" draw:end-shape="id2" draw:end-glue-point="2" svg:d="M4162 14994h-525v-8150" svg:viewBox="0 0 526 8151">
          <text:p/>
        </draw:connector>
        <draw:connector draw:style-name="gr14" draw:text-style-name="P1" draw:layer="layout" svg:x1="7.732cm" svg:y1="14.365cm" svg:x2="7.264cm" svg:y2="13.968cm" draw:start-shape="id3" draw:start-glue-point="3" draw:end-shape="id4" draw:end-glue-point="2" svg:d="M7732 14365h-468v-397" svg:viewBox="0 0 469 398">
          <text:p/>
        </draw:connector>
        <draw:connector draw:style-name="gr14" draw:text-style-name="P1" draw:layer="layout" svg:x1="5.62cm" svg:y1="13.562cm" svg:x2="5.066cm" svg:y2="11.152cm" draw:start-shape="id4" draw:start-glue-point="3" draw:end-shape="id5" draw:end-glue-point="2" svg:d="M5620 13562h-554v-2410" svg:viewBox="0 0 555 2411">
          <text:p/>
        </draw:connector>
        <draw:connector draw:style-name="gr14" draw:text-style-name="P1" draw:layer="layout" svg:x1="5.62cm" svg:y1="12.855cm" svg:x2="5.066cm" svg:y2="11.152cm" draw:start-shape="id6" draw:start-glue-point="3" draw:end-shape="id5" draw:end-glue-point="2" svg:d="M5620 12855h-554v-1703" svg:viewBox="0 0 555 1704">
          <text:p/>
        </draw:connector>
        <draw:connector draw:style-name="gr14" draw:text-style-name="P1" draw:layer="layout" svg:x1="5.62cm" svg:y1="12.178cm" svg:x2="5.066cm" svg:y2="11.152cm" draw:start-shape="id7" draw:start-glue-point="3" draw:end-shape="id5" draw:end-glue-point="2" svg:d="M5620 12178h-554v-1026" svg:viewBox="0 0 555 1027">
          <text:p/>
        </draw:connector>
        <draw:connector draw:style-name="gr14" draw:text-style-name="P1" draw:layer="layout" svg:x1="5.62cm" svg:y1="11.549cm" svg:x2="5.066cm" svg:y2="11.152cm" draw:start-shape="id8" draw:start-glue-point="3" draw:end-shape="id5" draw:end-glue-point="2" svg:d="M5620 11549h-554v-397" svg:viewBox="0 0 555 398">
          <text:p/>
        </draw:connector>
        <draw:connector draw:style-name="gr14" draw:text-style-name="P1" draw:layer="layout" svg:x1="5.62cm" svg:y1="9.913cm" svg:x2="5.192cm" svg:y2="8.857cm" draw:start-shape="id9" draw:start-glue-point="3" draw:end-shape="id10" draw:end-glue-point="2" svg:d="M5620 9913h-428v-1056" svg:viewBox="0 0 429 1057">
          <text:p/>
        </draw:connector>
        <draw:connector draw:style-name="gr14" draw:text-style-name="P1" draw:layer="layout" svg:x1="5.62cm" svg:y1="9.206cm" svg:x2="5.192cm" svg:y2="8.857cm" draw:start-shape="id11" draw:start-glue-point="3" draw:end-shape="id10" draw:end-glue-point="2" svg:d="M5620 9206h-428v-349" svg:viewBox="0 0 429 350">
          <text:p/>
        </draw:connector>
        <draw:connector draw:style-name="gr14" draw:text-style-name="P1" draw:layer="layout" svg:x1="4.162cm" svg:y1="8.451cm" svg:x2="3.637cm" svg:y2="6.844cm" draw:start-shape="id10" draw:start-glue-point="3" draw:end-shape="id2" draw:end-glue-point="2" svg:d="M4162 8451h-525v-1607" svg:viewBox="0 0 526 1608">
          <text:p/>
        </draw:connector>
        <draw:connector draw:style-name="gr14" draw:text-style-name="P1" draw:layer="layout" svg:x1="4.162cm" svg:y1="7.774cm" svg:x2="3.637cm" svg:y2="6.844cm" draw:start-shape="id12" draw:start-glue-point="3" draw:end-shape="id2" draw:end-glue-point="2" svg:d="M4162 7774h-525v-930" svg:viewBox="0 0 526 931">
          <text:p/>
        </draw:connector>
        <draw:connector draw:style-name="gr14" draw:text-style-name="P1" draw:layer="layout" svg:x1="4.162cm" svg:y1="7.067cm" svg:x2="3.637cm" svg:y2="6.844cm" draw:start-shape="id13" draw:start-glue-point="3" draw:end-shape="id2" draw:end-glue-point="2" svg:d="M4162 7067h-525v-223" svg:viewBox="0 0 526 224">
          <text:p/>
        </draw:connector>
        <draw:connector draw:style-name="gr14" draw:text-style-name="P1" draw:layer="layout" svg:x1="4.162cm" svg:y1="10.746cm" svg:x2="3.637cm" svg:y2="6.844cm" draw:start-shape="id5" draw:start-glue-point="3" draw:end-shape="id2" draw:end-glue-point="2" svg:d="M4162 10746h-525v-3902" svg:viewBox="0 0 526 3903">
          <text:p/>
        </draw:connector>
        <draw:connector draw:style-name="gr15" draw:text-style-name="P4" draw:layer="layout" draw:type="curve" draw:line-skew="1.805cm" svg:x1="4.875cm" svg:y1="6.438cm" svg:x2="14.315cm" svg:y2="11.7cm" draw:start-shape="id2" draw:start-glue-point="1" draw:end-shape="id14" draw:end-glue-point="6" svg:d="M4875 6438c9787 0 5068 5262 9440 5262" svg:viewBox="0 0 9441 5263">
          <text:p/>
        </draw:connector>
        <draw:connector draw:style-name="gr16" draw:text-style-name="P4" draw:layer="layout" draw:type="curve" draw:line-skew="0.936cm" svg:x1="5.874cm" svg:y1="7.067cm" svg:x2="14.854cm" svg:y2="12.232cm" draw:start-shape="id13" draw:start-glue-point="1" draw:end-shape="id15" draw:end-glue-point="6" svg:d="M5874 7067c8139 0 3649 5165 8980 5165" svg:viewBox="0 0 8981 5166">
          <text:p/>
        </draw:connector>
        <draw:connector draw:style-name="gr16" draw:text-style-name="P4" draw:layer="layout" draw:type="curve" draw:line-skew="0.736cm" svg:x1="5.874cm" svg:y1="7.774cm" svg:x2="14.855cm" svg:y2="12.764cm" draw:start-shape="id12" draw:start-glue-point="1" draw:end-shape="id16" draw:end-glue-point="6" svg:d="M5874 7774c7840 0 3350 4990 8981 4990" svg:viewBox="0 0 8982 4991">
          <text:p/>
        </draw:connector>
        <draw:connector draw:style-name="gr16" draw:text-style-name="P4" draw:layer="layout" draw:type="curve" draw:line-skew="0.698cm" svg:x1="6.222cm" svg:y1="8.451cm" svg:x2="14.585cm" svg:y2="13.296cm" draw:start-shape="id10" draw:start-glue-point="1" draw:end-shape="id17" draw:end-glue-point="6" svg:d="M6222 8451c7318 0 3137 4845 8363 4845" svg:viewBox="0 0 8364 4846">
          <text:p/>
        </draw:connector>
        <draw:connector draw:style-name="gr16" draw:text-style-name="P4" draw:layer="layout" draw:type="curve" draw:line-skew="-0.25cm" svg:x1="7.776cm" svg:y1="9.206cm" svg:x2="15.125cm" svg:y2="13.827cm" draw:start-shape="id11" draw:start-glue-point="1" draw:end-shape="id18" draw:end-glue-point="6" svg:d="M7776 9206c5137 0 1463 4621 7349 4621" svg:viewBox="0 0 7350 4622">
          <text:p/>
        </draw:connector>
        <draw:connector draw:style-name="gr16" draw:text-style-name="P4" draw:layer="layout" draw:type="curve" draw:line-skew="-0.25cm" svg:x1="7.776cm" svg:y1="9.913cm" svg:x2="15.125cm" svg:y2="14.359cm" draw:start-shape="id9" draw:start-glue-point="1" draw:end-shape="id19" draw:end-glue-point="6" svg:d="M7776 9913c5137 0 1463 4446 7349 4446" svg:viewBox="0 0 7350 4447">
          <text:p/>
        </draw:connector>
        <draw:connector draw:style-name="gr16" draw:text-style-name="P4" draw:layer="layout" draw:type="curve" draw:line-skew="-0.221cm" svg:x1="8.117cm" svg:y1="11.549cm" svg:x2="15.125cm" svg:y2="15.423cm" draw:start-shape="id8" draw:start-glue-point="1" draw:end-shape="id20" draw:end-glue-point="6" svg:d="M8117 11549c4924 0 1421 3874 7008 3874" svg:viewBox="0 0 7009 3875">
          <text:p/>
        </draw:connector>
        <draw:connector draw:style-name="gr16" draw:text-style-name="P4" draw:layer="layout" draw:type="curve" draw:line-skew="0.036cm" svg:x1="7.604cm" svg:y1="12.178cm" svg:x2="15.125cm" svg:y2="15.955cm" draw:start-shape="id7" draw:start-glue-point="1" draw:end-shape="id21" draw:end-glue-point="6" svg:d="M7604 12178c5695 0 1935 3777 7521 3777" svg:viewBox="0 0 7522 3778">
          <text:p/>
        </draw:connector>
        <draw:connector draw:style-name="gr16" draw:text-style-name="P4" draw:layer="layout" draw:type="curve" draw:line-skew="-0.152cm" svg:x1="8.18cm" svg:y1="12.855cm" svg:x2="15.125cm" svg:y2="16.487cm" draw:start-shape="id6" draw:start-glue-point="1" draw:end-shape="id22" draw:end-glue-point="6" svg:d="M8180 12855c4981 0 1509 3632 6945 3632" svg:viewBox="0 0 6946 3633">
          <text:p/>
        </draw:connector>
        <draw:connector draw:style-name="gr16" draw:text-style-name="P4" draw:layer="layout" draw:type="curve" draw:line-skew="-0.241cm" svg:x1="8.909cm" svg:y1="13.562cm" svg:x2="14.855cm" svg:y2="17.018cm" draw:start-shape="id4" draw:start-glue-point="1" draw:end-shape="id23" draw:end-glue-point="6" svg:d="M8909 13562c4098 0 1125 3456 5946 3456" svg:viewBox="0 0 5947 3457">
          <text:p/>
        </draw:connector>
        <draw:connector draw:style-name="gr16" draw:text-style-name="P4" draw:layer="layout" draw:type="curve" draw:line-skew="-1.173cm" svg:x1="10.5cm" svg:y1="14.365cm" svg:x2="15.395cm" svg:y2="17.55cm" draw:start-shape="id3" draw:start-glue-point="1" draw:end-shape="id24" draw:end-glue-point="6" svg:d="M10500 14365c1912 0-535 3185 4895 3185" svg:viewBox="0 0 4896 3186">
          <text:p/>
        </draw:connector>
        <draw:connector draw:style-name="gr16" draw:text-style-name="P4" draw:layer="layout" draw:type="curve" draw:line-skew="-0.572cm" svg:x1="7.489cm" svg:y1="14.994cm" svg:x2="14.855cm" svg:y2="18.079cm" draw:start-shape="id1" draw:start-glue-point="1" draw:end-shape="id25" draw:end-glue-point="6" svg:d="M7489 14994c4666 0 984 3085 7366 3085" svg:viewBox="0 0 7367 3086">
          <text:p/>
        </draw:connector>
        <draw:custom-shape draw:style-name="gr17" draw:text-style-name="P5" xml:id="id14" draw:id="id14" draw:layer="layout" svg:width="0.2cm" svg:height="0.2cm" svg:x="14.315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5" draw:id="id15" draw:layer="layout" svg:width="0.2cm" svg:height="0.2cm" svg:x="14.854cm" svg:y="12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25" draw:id="id25" draw:layer="layout" svg:width="0.2cm" svg:height="0.2cm" svg:x="14.855cm" svg:y="17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24" draw:id="id24" draw:layer="layout" svg:width="0.2cm" svg:height="0.2cm" svg:x="15.395cm" svg:y="1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23" draw:id="id23" draw:layer="layout" svg:width="0.2cm" svg:height="0.2cm" svg:x="14.855cm" svg:y="16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22" draw:id="id22" draw:layer="layout" svg:width="0.2cm" svg:height="0.2cm" svg:x="15.125cm" svg:y="16.3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5" xml:id="id21" draw:id="id21" draw:layer="layout" svg:width="0.2cm" svg:height="0.2cm" svg:x="15.12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20" draw:id="id20" draw:layer="layout" svg:width="0.2cm" svg:height="0.2cm" svg:x="15.125cm" svg:y="15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26" draw:id="id26" draw:layer="layout" svg:width="0.2cm" svg:height="0.2cm" svg:x="14.585cm" svg:y="14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9" draw:id="id19" draw:layer="layout" svg:width="0.2cm" svg:height="0.2cm" svg:x="15.125cm" svg:y="14.2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5" xml:id="id18" draw:id="id18" draw:layer="layout" svg:width="0.2cm" svg:height="0.2cm" svg:x="15.125cm" svg:y="13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7" draw:id="id17" draw:layer="layout" svg:width="0.2cm" svg:height="0.2cm" svg:x="14.585cm" svg:y="1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6" draw:id="id16" draw:layer="layout" svg:width="0.2cm" svg:height="0.2cm" svg:x="14.855cm" svg:y="12.6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6" draw:text-style-name="P4" draw:layer="layout" draw:type="curve" draw:line-skew="0.822cm" svg:x1="5.971cm" svg:y1="10.746cm" svg:x2="14.585cm" svg:y2="14.891cm" draw:start-shape="id5" draw:start-glue-point="1" draw:end-shape="id26" draw:end-glue-point="6" svg:d="M5971 10746c7693 0 3387 4145 8614 4145" svg:viewBox="0 0 8615 4146">
          <text:p/>
        </draw:connector>
        <draw:frame draw:style-name="gr18" draw:text-style-name="P6" draw:layer="layout" svg:width="1.78cm" svg:height="0.962cm" svg:x="2.9cm" svg:y="1.538cm">
          <draw:text-box>
            <text:p>Tree</text:p>
          </draw:text-box>
        </draw:frame>
        <draw:frame draw:style-name="gr18" draw:text-style-name="P6" draw:layer="layout" svg:width="1.734cm" svg:height="0.962cm" svg:x="14.2cm" svg:y="1.538cm">
          <draw:text-box>
            <text:p>UE4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22T21:40:03.071000000</meta:creation-date>
    <dc:date>2019-11-23T00:42:48.050000000</dc:date>
    <meta:editing-duration>PT9M57S</meta:editing-duration>
    <meta:editing-cycles>1</meta:editing-cycles>
    <meta:document-statistic meta:object-count="54"/>
    <meta:generator>LibreOffice/6.3.3.2$Windows_X86_64 LibreOffice_project/a64200df03143b798afd1ec74a12ab50359878ed</meta:generator>
  </office:meta>
</office:document-meta>
</file>